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32CH ampl brdtest procedure</text:titl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version history <text:tab/>1</text:p>
          <text:p text:style-name="P7">introduction <text:tab/>1</text:p>
          <text:p text:style-name="P6">general remarks <text:tab/>1</text:p>
          <text:p text:style-name="P7">Procedure <text:tab/>2</text:p>
          <text:p text:style-name="P6">Start-up :<text:tab/>2</text:p>
          <text:p text:style-name="P6">Signal response measurement<text:tab/>2</text:p>
          <text:p text:style-name="P6">fix ID <text:tab/>3</text:p>
        </text:index-body>
      </text:table-of-content>
      <text:p text:style-name="Standard"/>
      <text:h text:style-name="Heading_20_1" text:outline-level="1">version history </text:h>
      <text:p text:style-name="Standard"/>
      <text:p text:style-name="Standard">version <text:s/>0.1 initial proposal </text:p>
      <text:p text:style-name="Standard"/>
      <text:p text:style-name="P1">Last saved <text:s/>date : <text:modification-date style:data-style-name="N75">20 Jan 2017</text:modification-date> <text:s/><text:modification-time style:data-style-name="N41">14:08:16</text:modification-time></text:p>
      <text:p text:style-name="Standard"/>
      <text:p text:style-name="Standard"/>
      <text:h text:style-name="Heading_20_1" text:outline-level="1">introduction </text:h>
      <text:p text:style-name="Text_20_body">One of the boards of the first production batch should be checked careful by an expert to see that it is 100 % correct. <text:s/>So this action should spot eventual wrong resistor values and eventual wrong capacitors in the signal path. <text:s/>It is harder to spot wrong decoupling capacitor values. <text:s/><text:line-break/>This board will be used to generate the acceptance values for the measurements below. <text:s/>Or min / max values for simple measurement or templates for pulse responses. <text:s/><text:line-break/>For new batches the DC output values and the VCOM should be measured <text:s/>for one board to spot wrong resistor values as this is not so easy to spot in the procedure below .</text:p>
      <text:p text:style-name="Text_20_body">The test procedure below should identify none conformities of the production. So mainly bad soldering , shorts , open connections <text:s/>. </text:p>
      <text:h text:style-name="Heading_20_2" text:outline-level="2">general remarks </text:h>
      <text:p text:style-name="Standard"/>
      <text:p text:style-name="Standard">The DUT is powered via the test board. ( TBRD) </text:p>
      <text:p text:style-name="Standard"/>
      <text:p text:style-name="Standard">Power for the TBRD : <text:s text:c="2"/>+ 7 V ~ 1 A <text:s/>, <text:s/>- 4 V ~ 1 A </text:p>
      <text:p text:style-name="Standard"/>
      <text:p text:style-name="Standard">All measurements should be stored . </text:p>
      <text:p text:style-name="Standard"/>
      <text:p text:style-name="Standard"/>
      <text:h text:style-name="Heading_20_1" text:outline-level="1"><text:soft-page-break/>Procedure </text:h>
      <text:p text:style-name="Standard"/>
      <text:h text:style-name="Heading_20_2" text:outline-level="2">Start-up :</text:h>
      <text:p text:style-name="Text_20_body">The startup procedure should give an first indication that all active components are correctly working. </text:p>
      <text:list xml:id="list5431124872342318118" text:style-name="L1">
        <text:list-item>
          <text:p text:style-name="P2">power connector connected to amplifier board. </text:p>
        </text:list-item>
        <text:list-item>
          <text:p text:style-name="P2">connect the IO line for activating the power of the DUT . </text:p>
        </text:list-item>
        <text:list-item>
          <text:p text:style-name="P2">activate the power for the DUT</text:p>
        </text:list-item>
        <text:list-item>
          <text:p text:style-name="P2">software check current if current <text:s/>is <text:line-break/>The power current should give a good indication if all amplifiers are soldered correctly. </text:p>
          <text:list>
            <text:list-item>
              <text:p text:style-name="P2">&gt; 130 % <text:s/>of expected , <text:s/>switch off <text:s/>power <text:s/>, stop measurement</text:p>
            </text:list-item>
            <text:list-item>
              <text:p text:style-name="P2">current &lt; 90 % , <text:s text:c="4"/>110 % <text:s/>&lt; 130% <text:s text:c="3"/>( 10 % tolerance accepted) <text:s/><text:line-break/>check with multimeter output levels <text:s/>, stop measurement</text:p>
            </text:list-item>
          </text:list>
        </text:list-item>
        <text:list-item>
          <text:p text:style-name="P2">connect I2C to amplifier board </text:p>
        </text:list-item>
        <text:list-item>
          <text:p text:style-name="P2">read the temperature of the temperature probe <text:s/>and write and read an ee-prom page <text:s/>. This should confirm the correct working of the I2C lines and the temperature IC. </text:p>
        </text:list-item>
        <text:list-item>
          <text:p text:style-name="P2">connect 75V to bias connector of the <text:s/>amplifier board <text:line-break/>This test should <text:s/>confirm the correct working of the bias circuit ( and bias DAC) </text:p>
          <text:list>
            <text:list-item>
              <text:p text:style-name="P2">with multimeter  : check HVin <text:s/>in store the result</text:p>
            </text:list-item>
            <text:list-item>
              <text:p text:style-name="P2">set 5 values for the bias and check HV bias with multimeter .store the result</text:p>
            </text:list-item>
          </text:list>
        </text:list-item>
        <text:list-item>
          <text:p text:style-name="P2">Remove HV </text:p>
        </text:list-item>
        <text:list-item>
          <text:p text:style-name="P2">Program addresses trim DAC's </text:p>
          <text:list>
            <text:list-item>
              <text:p text:style-name="P2">connect the LDA lines to the corresponding test holes </text:p>
            </text:list-item>
            <text:list-item>
              <text:p text:style-name="P2">set 10 values for each DAC output and measure ( via processor ) <text:line-break/>This test should confirm the correct working of the trim DAC's </text:p>
            </text:list-item>
          </text:list>
        </text:list-item>
        <text:list-item>
          <text:p text:style-name="P2">Remove I2C</text:p>
        </text:list-item>
        <text:list-item>
          <text:p text:style-name="P2">power off</text:p>
        </text:list-item>
      </text:list>
      <text:p text:style-name="Text_20_body"/>
      <text:h text:style-name="Heading_20_2" text:outline-level="2">Signal response measurement</text:h>
      <text:p text:style-name="Text_20_body"/>
      <text:p text:style-name="Text_20_body">connect amplifier board( connected to the TBRD) <text:s/>to ADC board  (64 chan) </text:p>
      <text:list xml:id="list6949751387906467564" text:style-name="L2">
        <text:list-item>
          <text:p text:style-name="P3">activate the power to the DUT </text:p>
        </text:list-item>
        <text:list-item>
          <text:p text:style-name="P3">set the power cntrl line of the DUT <text:s/>via the ADC board </text:p>
        </text:list-item>
        <text:list-item>
          <text:p text:style-name="P3"><text:soft-page-break/>check I2C functionality<text:line-break/>This test should conform the <text:s/>full functionality of <text:s/>the I2C lines and communication with the devices. </text:p>
          <text:list>
            <text:list-item>
              <text:p text:style-name="P3">check one value for the bias </text:p>
            </text:list-item>
            <text:list-item>
              <text:p text:style-name="P3">check one value for the trim DAC's </text:p>
            </text:list-item>
            <text:list-item>
              <text:p text:style-name="P3">check the temperature and read the ee-prom </text:p>
            </text:list-item>
          </text:list>
        </text:list-item>
        <text:list-item>
          <text:p text:style-name="P3">check the pedestal and rms <text:s text:c="2"/>accept 90 -- 110% <text:line-break/>This should spot wrong connection in the offset circuit and / or Vcom etc. <text:s/>Not clear if all these are covered with this test.</text:p>
        </text:list-item>
        <text:list-item>
          <text:p text:style-name="P3">check signal response<text:line-break/>These test should confirm ( much as can be detected) that all coupling capacitors are correctly soldered and that the signal resistors and <text:s/>capacitors are correct. </text:p>
          <text:list>
            <text:list-item>
              <text:p text:style-name="P3">sine differential 100K 500 K , 1 M , 2 M, 4 . 8 14 MHz <text:s text:c="4"/>xmV for group 1 <text:s/>then for group 2</text:p>
              <text:list>
                <text:list-item>
                  <text:p text:style-name="P3">check signal for group 1 <text:s/>( in respect to template) </text:p>
                </text:list-item>
                <text:list-item>
                  <text:p text:style-name="P3">check signal for group 2 ( cross talk) </text:p>
                </text:list-item>
              </text:list>
            </text:list-item>
            <text:list-item>
              <text:p text:style-name="P3">Step function (input is saw waveform , need triggered software )</text:p>
              <text:list>
                <text:list-item>
                  <text:p text:style-name="P3">different amplitudes </text:p>
                  <text:list>
                    <text:list-item>
                      <text:p text:style-name="P3">check pulse response <text:s text:c="2"/>( need template for different amplitudes</text:p>
                    </text:list-item>
                  </text:list>
                </text:list-item>
              </text:list>
            </text:list-item>
            <text:list-item>
              <text:p text:style-name="P3">common mode 100K  500 K , 1 M , 2 M 4 , 8 14 MHz for group 1 then for group 2 <text:line-break/>This should spot mismatches for the components in the signal path </text:p>
            </text:list-item>
            <text:list-item>
              <text:p text:style-name="P3">Power supply rejection  100K  500 K , 1 M , 2 M,  4 . 8  14 MHz<text:line-break/>This eventual can spot bad decoupling capacitors .</text:p>
            </text:list-item>
          </text:list>
        </text:list-item>
      </text:list>
      <text:p text:style-name="Text_20_body">power off <text:s/></text:p>
      <text:p text:style-name="Text_20_body">Not covered by these tests :</text:p>
      <text:list xml:id="list4354174212890414530" text:style-name="L5">
        <text:list-item>
          <text:p text:style-name="P5">de-coupling capacitors of the I2C devices. <text:s/>Not clear if this can be tested at all. <text:s/></text:p>
        </text:list-item>
      </text:list>
      <text:h text:style-name="Heading_20_2" text:outline-level="2">fix ID </text:h>
      <text:p text:style-name="Text_20_body">In case test passed :</text:p>
      <text:list xml:id="list7010957736304609578" text:style-name="L4">
        <text:list-item>
          <text:p text:style-name="P4">remove from ADC board </text:p>
        </text:list-item>
        <text:list-item>
          <text:p text:style-name="P4">power the board </text:p>
        </text:list-item>
        <text:list-item>
          <text:p text:style-name="P4">connect I2C , set ee-prom values ( serial nr etc) </text:p>
        </text:list-item>
        <text:list-item>
          <text:p text:style-name="P4">power off the board for 10 s </text:p>
        </text:list-item>
        <text:list-item>
          <text:p text:style-name="P4">power the board </text:p>
        </text:list-item>
        <text:list-item>
          <text:p text:style-name="P4">read back ee-prom check if ok </text:p>
        </text:list-item>
        <text:list-item>
          <text:p text:style-name="P4"><text:soft-page-break/>power off the board</text:p>
        </text:list-item>
        <text:list-item>
          <text:p text:style-name="P4">connect the lock lines <text:s/></text:p>
        </text:list-item>
        <text:list-item>
          <text:p text:style-name="P4">power the board</text:p>
        </text:list-item>
        <text:list-item>
          <text:p text:style-name="P4">lock the ee-prom</text:p>
        </text:list-item>
        <text:list-item>
          <text:p text:style-name="P4">power off the board</text:p>
        </text:list-item>
        <text:list-item>
          <text:p text:style-name="P4">power the board</text:p>
        </text:list-item>
        <text:list-item>
          <text:p text:style-name="P4">read back the <text:s/>ee-prom </text:p>
        </text:list-item>
        <text:list-item>
          <text:p text:style-name="P4">write 0 to ee-prom</text:p>
        </text:list-item>
        <text:list-item>
          <text:p text:style-name="P4">read back ee-prom ( check not 0) </text:p>
          <text:p text:style-name="P4"/>
        </text:list-item>
      </text:list>
      <text:p text:style-name="Text_20_body">done .. 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MS PMincho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32CH ampl brdtest procedure</text:title> <text:s/>file: <text:file-name text:display="name-and-extension">testprocedure.odt</text:file-name> wim.beaumont@uantwerpen.b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7-01-20T13:02:05.66</meta:creation-date>
    <dc:date>2017-01-20T14:08:16.23</dc:date>
    <dc:creator>Wim Beaumont</dc:creator>
    <meta:editing-duration>PT46M19S</meta:editing-duration>
    <meta:editing-cycles>2</meta:editing-cycles>
    <meta:generator>OpenOffice/4.1.1$Win32 OpenOffice.org_project/411m6$Build-9775</meta:generator>
    <dc:title>SOLID 32CH ampl brdtest procedure</dc:title>
    <meta:document-statistic meta:table-count="0" meta:image-count="0" meta:object-count="0" meta:page-count="4" meta:paragraph-count="79" meta:word-count="843" meta:character-count="4419"/>
  </office:meta>
</office:document-meta>
</file>